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Versions/Version1" manifest:media-type=""/>
  <manifest:file-entry manifest:full-path="settings.xml" manifest:media-type="text/xml"/>
  <manifest:file-entry manifest:full-path="meta.xml" manifest:media-type="text/xml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shadow="none"/>
    </style:style>
    <style:style style:name="Table1.A" style:family="table-column">
      <style:table-column-properties style:column-width="3.0521in"/>
    </style:style>
    <style:style style:name="Table1.B" style:family="table-column">
      <style:table-column-properties style:column-width="0.2944in"/>
    </style:style>
    <style:style style:name="Table1.C" style:family="table-column">
      <style:table-column-properties style:column-width="1.2056in"/>
    </style:style>
    <style:style style:name="Table1.D" style:family="table-column">
      <style:table-column-properties style:column-width="1.875in"/>
    </style:style>
    <style:style style:name="Table1.E" style:family="table-column">
      <style:table-column-properties style:column-width="0.2708in"/>
    </style:style>
    <style:style style:name="Table1.A1" style:family="table-cell">
      <style:table-cell-properties fo:padding-left="0.0201in" fo:padding-right="0.0097in" fo:padding-top="0.0097in" fo:padding-bottom="0.0097in" fo:border="none"/>
    </style:style>
    <style:style style:name="Table1.2" style:family="table-row">
      <style:table-row-properties style:min-row-height="0.1361in"/>
    </style:style>
    <style:style style:name="Table1.E2" style:family="table-cell">
      <style:table-cell-properties fo:background-color="#c0c0c0" fo:padding-left="0.0201in" fo:padding-right="0.0097in" fo:padding-top="0.0097in" fo:padding-bottom="0.0097in" fo:border="none">
        <style:background-image/>
      </style:table-cell-properties>
    </style:style>
    <style:style style:name="Table1.A7" style:family="table-cell">
      <style:table-cell-properties style:vertical-align="middle" fo:padding-left="0.0201in" fo:padding-right="0.0097in" fo:padding-top="0.0097in" fo:padding-bottom="0.0097in" fo:border="none"/>
    </style:style>
    <style:style style:name="Table1.B7" style:family="table-cell">
      <style:table-cell-properties style:vertical-align="middle" fo:background-color="#c0c0c0" fo:padding-left="0.0201in" fo:padding-right="0.0097in" fo:padding-top="0.0097in" fo:padding-bottom="0.0097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FreeSans"/>
    </style:style>
    <style:style style:name="P3" style:family="paragraph" style:parent-style-name="Standard">
      <style:text-properties style:font-name="FreeSans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5" style:family="paragraph" style:parent-style-name="Table_20_Contents">
      <style:text-properties style:font-name="FreeSans"/>
    </style:style>
    <style:style style:name="P6" style:family="paragraph" style:parent-style-name="Table_20_Contents">
      <style:text-properties style:font-name="FreeSans" fo:font-size="12pt" style:font-size-asian="10.5pt" style:font-size-complex="12pt"/>
    </style:style>
    <style:style style:name="P7" style:family="paragraph" style:parent-style-name="Table_20_Contents">
      <style:text-properties style:font-name="FreeSans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background-color="#46628a">
        <style:background-image/>
      </style:paragraph-properties>
      <style:text-properties fo:color="#94c9d4" style:font-name="FreeSans"/>
    </style:style>
    <style:style style:name="P11" style:family="paragraph" style:parent-style-name="Table_20_Contents">
      <style:paragraph-properties fo:background-color="#46628a">
        <style:background-image/>
      </style:paragraph-properties>
      <style:text-properties fo:color="#94c9d4" style:font-name="FreeSans" fo:font-weight="normal" style:font-weight-asian="normal" style:font-weight-complex="normal"/>
    </style:style>
    <style:style style:name="P12" style:family="paragraph" style:parent-style-name="Table_20_Contents">
      <style:paragraph-properties fo:background-color="#46628a">
        <style:background-image/>
      </style:paragraph-properties>
      <style:text-properties fo:color="#c0c0c0" style:font-name="FreeSans"/>
    </style:style>
    <style:style style:name="P13" style:family="paragraph" style:parent-style-name="Table_20_Contents">
      <style:paragraph-properties fo:background-color="#46628a">
        <style:background-image/>
      </style:paragraph-properties>
      <style:text-properties fo:color="#94c9d4" style:font-name="FreeSans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text-underline-style="none" style:font-size-asian="8pt" style:font-size-complex="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style:font-size-asian="7pt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c0c0c0" fo:font-size="8pt" fo:font-style="normal" style:font-size-asian="8pt" style:font-style-asian="normal" style:font-size-complex="8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7"><text:s/>Legend: [ s ]tring, [ i ]nt, [ b ]oolean, [ a ]rray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11"><text:s/>@Entity</text:p>
          </table:table-cell>
          <table:covered-table-cell/>
          <table:table-cell table:style-name="Table1.A1" table:number-columns-spanned="3" office:value-type="string">
            <text:p text:style-name="P10"><text:s/>@Column</text:p>
          </table:table-cell>
          <table:covered-table-cell/>
          <table:covered-table-cell/>
        </table:table-row>
        <table:table-row table:style-name="Table1.2">
          <table:table-cell table:style-name="Table1.A1" table:number-rows-spanned="2" table:number-columns-spanned="2" office:value-type="string">
            <text:p text:style-name="P5">repositoryClass: <text:span text:style-name="T1">FQCN: subclass of the EntityRepository</text:span></text:p>
            <text:p text:style-name="P5">readOnly: <text:span text:style-name="T1">Not considered for change-tracking</text:span></text:p>
          </table:table-cell>
          <table:covered-table-cell/>
          <table:table-cell table:style-name="Table1.A1" table:number-columns-spanned="2" office:value-type="string">
            <text:p text:style-name="P5"><text:span text:style-name="T5">type</text:span>: <text:span text:style-name="T9">see below</text:span></text:p>
          </table:table-cell>
          <table:covered-table-cell/>
          <table:table-cell table:style-name="Table1.E2" office:value-type="string">
            <text:p text:style-name="P8">s</text:p>
          </table:table-cell>
        </table:table-row>
        <table:table-row table:style-name="Table1.2">
          <table:covered-table-cell/>
          <table:covered-table-cell/>
          <table:table-cell table:style-name="Table1.A1" table:number-columns-spanned="2" office:value-type="string">
            <text:p text:style-name="P5">name:<text:span text:style-name="T4"> Column's name</text:span></text:p>
          </table:table-cell>
          <table:covered-table-cell/>
          <table:table-cell table:style-name="Table1.E2" office:value-type="string">
            <text:p text:style-name="P8">s</text:p>
          </table:table-cell>
        </table:table-row>
        <table:table-row>
          <table:table-cell table:style-name="Table1.A1" table:number-columns-spanned="2" office:value-type="string">
            <text:p text:style-name="P10"><text:s/>@Table</text:p>
          </table:table-cell>
          <table:covered-table-cell/>
          <table:table-cell table:style-name="Table1.A1" table:number-columns-spanned="2" office:value-type="string">
            <text:p text:style-name="P5">length:<text:span text:style-name="T4"> Max length for strings</text:span></text:p>
          </table:table-cell>
          <table:covered-table-cell/>
          <table:table-cell table:style-name="Table1.E2" office:value-type="string">
            <text:p text:style-name="P8">i</text:p>
          </table:table-cell>
        </table:table-row>
        <table:table-row>
          <table:table-cell table:style-name="Table1.A1" office:value-type="string">
            <text:p text:style-name="P5"><text:span text:style-name="T5">name</text:span>: <text:span text:style-name="T1">Table's name</text:span></text:p>
          </table:table-cell>
          <table:table-cell table:style-name="Table1.E2" office:value-type="string">
            <text:p text:style-name="P8">s</text:p>
          </table:table-cell>
          <table:table-cell table:style-name="Table1.A1" table:number-columns-spanned="2" office:value-type="string">
            <text:p text:style-name="P5">precision: <text:span text:style-name="T4">Precision for Decimal</text:span></text:p>
          </table:table-cell>
          <table:covered-table-cell/>
          <table:table-cell table:style-name="Table1.E2" office:value-type="string">
            <text:p text:style-name="P8">i</text:p>
          </table:table-cell>
        </table:table-row>
        <table:table-row>
          <table:table-cell table:style-name="Table1.A1" office:value-type="string">
            <text:p text:style-name="P5"><text:span text:style-name="T8">indexes:</text:span><text:span text:style-name="T7"> </text:span><text:span text:style-name="T1">Array of @Index</text:span></text:p>
          </table:table-cell>
          <table:table-cell table:style-name="Table1.E2" office:value-type="string">
            <text:p text:style-name="P8">a</text:p>
          </table:table-cell>
          <table:table-cell table:style-name="Table1.A1" table:number-columns-spanned="2" office:value-type="string">
            <text:p text:style-name="P5">scale: <text:span text:style-name="T4">Scale for Decimal</text:span></text:p>
          </table:table-cell>
          <table:covered-table-cell/>
          <table:table-cell table:style-name="Table1.E2" office:value-type="string">
            <text:p text:style-name="P8">i</text:p>
          </table:table-cell>
        </table:table-row>
        <table:table-row>
          <table:table-cell table:style-name="Table1.A7" table:number-rows-spanned="2" office:value-type="string">
            <text:p text:style-name="P5"><text:span text:style-name="T8">uniqueConstraints:</text:span><text:span text:style-name="T7"> </text:span><text:span text:style-name="T1">Array of @UniqueConstraint</text:span></text:p>
          </table:table-cell>
          <table:table-cell table:style-name="Table1.B7" table:number-rows-spanned="2" office:value-type="string">
            <text:p text:style-name="P8">a</text:p>
          </table:table-cell>
          <table:table-cell table:style-name="Table1.A1" table:number-columns-spanned="2" office:value-type="string">
            <text:p text:style-name="P5">unique: <text:span text:style-name="T1">If the Column is unique</text:span></text:p>
          </table:table-cell>
          <table:covered-table-cell/>
          <table:table-cell table:style-name="Table1.E2" office:value-type="string">
            <text:p text:style-name="P8">b</text:p>
          </table:table-cell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5">nullable: <text:span text:style-name="T1">If the Column allows Null</text:span></text:p>
          </table:table-cell>
          <table:covered-table-cell/>
          <table:table-cell table:style-name="Table1.B7" office:value-type="string">
            <text:p text:style-name="P4">b</text:p>
          </table:table-cell>
        </table:table-row>
        <table:table-row>
          <table:table-cell table:style-name="Table1.A1" table:number-columns-spanned="2" office:value-type="string">
            <text:p text:style-name="P10"><text:s/>@Index</text:p>
          </table:table-cell>
          <table:covered-table-cell/>
          <table:table-cell table:style-name="Table1.A1" table:number-columns-spanned="3" office:value-type="string">
            <text:p text:style-name="P12"><text:s/><text:span text:style-name="T5">type</text:span></text:p>
          </table:table-cell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7">name<text:span text:style-name="T6">: </text:span><text:span text:style-name="T3">Index name</text:span></text:p>
            <text:p text:style-name="P7">columns<text:span text:style-name="T6">: </text:span><text:span text:style-name="T3">Array of columns</text:span></text:p>
          </table:table-cell>
          <table:table-cell table:style-name="Table1.E2" office:value-type="string">
            <text:p text:style-name="P9">s</text:p>
          </table:table-cell>
          <table:table-cell table:style-name="Table1.E2" office:value-type="string">
            <text:p text:style-name="P5">Value</text:p>
          </table:table-cell>
          <table:table-cell table:style-name="Table1.E2" table:number-columns-spanned="2" office:value-type="string">
            <text:p text:style-name="P5">Database type</text:p>
          </table:table-cell>
          <table:covered-table-cell/>
        </table:table-row>
        <table:table-row>
          <table:covered-table-cell/>
          <table:table-cell table:style-name="Table1.E2" office:value-type="string">
            <text:p text:style-name="P9">a</text:p>
          </table:table-cell>
          <table:table-cell table:style-name="Table1.A1" office:value-type="string">
            <text:p text:style-name="P5">string</text:p>
          </table:table-cell>
          <table:table-cell table:style-name="Table1.A1" table:number-columns-spanned="2" office:value-type="string">
            <text:p text:style-name="P5">VARCHA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0">@UniqueConstraint</text:p>
          </table:table-cell>
          <table:covered-table-cell/>
          <table:table-cell table:style-name="Table1.A1" table:number-rows-spanned="4" office:value-type="string">
            <text:p text:style-name="P5">integer</text:p>
            <text:p text:style-name="P5">smallint</text:p>
            <text:p text:style-name="P5">bigint</text:p>
            <text:p text:style-name="P5">boolean</text:p>
            <text:p text:style-name="P5">decimal</text:p>
            <text:p text:style-name="P5">date</text:p>
            <text:p text:style-name="P5">time</text:p>
            <text:p text:style-name="P5">datetime</text:p>
            <text:p text:style-name="P5">datetimetz</text:p>
            <text:p text:style-name="P5">text</text:p>
            <text:p text:style-name="P5">object</text:p>
            <text:p text:style-name="P5">array</text:p>
            <text:p text:style-name="P5">simple_array</text:p>
            <text:p text:style-name="P5">json_array</text:p>
            <text:p text:style-name="P5">float</text:p>
            <text:p text:style-name="P5">guid</text:p>
            <text:p text:style-name="P5">blob</text:p>
          </table:table-cell>
          <table:table-cell table:style-name="Table1.A1" table:number-rows-spanned="4" table:number-columns-spanned="2" office:value-type="string">
            <text:p text:style-name="P5">INT</text:p>
            <text:p text:style-name="P5">SMALLINT</text:p>
            <text:p text:style-name="P5">BIGINT</text:p>
            <text:p text:style-name="P5">BOOLEAN/TINYINT</text:p>
            <text:p text:style-name="P5">DECIMAL</text:p>
            <text:p text:style-name="P5">DATETIME</text:p>
            <text:p text:style-name="P5">TIME</text:p>
            <text:p text:style-name="P5">DATETIME/TIMESTAMP</text:p>
            <text:p text:style-name="P5">DATETIME/TIMESTAMP</text:p>
            <text:p text:style-name="P5">CLOB</text:p>
            <text:p text:style-name="P5">CLOB <text:span text:style-name="T7">(using [un/]serialize)</text:span></text:p>
            <text:p text:style-name="P5">CLOB <text:span text:style-name="T7">(using [un/]serialize)</text:span></text:p>
            <text:p text:style-name="P5">CLOB <text:span text:style-name="T7">(using [im/ex]plode)</text:span></text:p>
            <text:p text:style-name="P5">CLOB <text:span text:style-name="T7">(using json_[en/de]code)</text:span></text:p>
            <text:p text:style-name="P6">FLOAT</text:p>
            <text:p text:style-name="P6">GUID/UUID</text:p>
            <text:p text:style-name="P6">BLOB</text:p>
          </table:table-cell>
          <table:covered-table-cell/>
        </table:table-row>
        <table:table-row>
          <table:table-cell table:style-name="Table1.A1" office:value-type="string">
            <text:p text:style-name="P7">name<text:span text:style-name="T6">: </text:span><text:span text:style-name="T3">Index name</text:span></text:p>
          </table:table-cell>
          <table:table-cell table:style-name="Table1.E2" office:value-type="string">
            <text:p text:style-name="P9">s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7">columns<text:span text:style-name="T6">: </text:span><text:span text:style-name="T3">Array of columns</text:span></text:p>
          </table:table-cell>
          <table:table-cell table:style-name="Table1.E2" office:value-type="string">
            <text:p text:style-name="P9">a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FreeSans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style:text-underline-style="none" style:font-size-asian="8pt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Basic Doctrine2 Mapping (Annotations) Cheat Sheet</text:p>
      </style:header>
      <style:footer>
        <text:p text:style-name="MP2"><text:span text:style-name="MT1">CC Attribution Share Allike by Er Galvão Abbott – </text:span><text:a xlink:type="simple" xlink:href="https://github.com/galvao/Doctrine2ORMCheatSheet"><text:span text:style-name="MT2">https://github.com/galvao/Doctrine2ORMCheatShee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 Galvão Abbott</meta:initial-creator>
    <meta:creation-date>2013-12-14T00:32:55</meta:creation-date>
    <meta:editing-cycles>51</meta:editing-cycles>
    <meta:editing-duration>PT2H3M45S</meta:editing-duration>
    <meta:keyword>Doctrine</meta:keyword>
    <meta:keyword>ORM</meta:keyword>
    <meta:keyword>Cheat Sheet</meta:keyword>
    <meta:keyword>Annotations</meta:keyword>
    <dc:subject>Doctrine2 ORM Mapping Using Annotations</dc:subject>
    <dc:title>Basic Doctrine2 Mapping (Annotations) Cheat Sheet</dc:title>
    <dc:date>2013-12-18T14:36:25</dc:date>
    <dc:creator>Er Galvão Abbott</dc:creator>
    <meta:generator>LibreOffice/3.5$Linux_X86_64 LibreOffice_project/350m1$Build-2</meta:generator>
    <meta:document-statistic meta:table-count="1" meta:image-count="0" meta:object-count="0" meta:page-count="1" meta:paragraph-count="77" meta:word-count="163" meta:character-count="1078" meta:non-whitespace-character-count="986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Version. Formatting and placement of informations, types." VL:creator="Er Galvão Abbott" dc:date-time="2013-12-14T02:49:44"/>
</VL:version-list>
</file>